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User.getAddres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getAddres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getStateProv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LocalUser( String creatorsName , Date createTimestamp , LocalUserDao dao , String id , String description , String firstName , String lastName , String password , String address1 , String address2 , String city , String stateProvRegion , String zipPostalCode , String country , String company , String email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User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LocalUser( String creatorsName , Date createTimestamp , String modifiersName , Date modifyTimestamp , LocalUserDao dao , String id , String description , String firstName , String lastName , String password , String address1 , String address2 , String city , String stateProvRegion , String zipPostalCode , String country , String company , String email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User.getZipPostal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.getComp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